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font-size="13pt" fo:language="zxx" fo:country="none" fo:font-style="normal" style:text-underline-style="none" fo:font-weight="normal" officeooo:paragraph-rsid="00117019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3" style:family="paragraph" style:parent-style-name="Standard">
      <style:text-properties fo:font-size="13pt" fo:language="zxx" fo:country="none" fo:font-style="normal" style:text-underline-style="none" fo:font-weight="normal" officeooo:rsid="00117019" officeooo:paragraph-rsid="00117019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4" style:family="paragraph" style:parent-style-name="Standard">
      <style:text-properties fo:font-size="13pt" fo:language="zxx" fo:country="none" fo:font-style="normal" style:text-underline-style="none" fo:font-weight="normal" officeooo:rsid="0011af6b" officeooo:paragraph-rsid="00117019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5" style:family="paragraph" style:parent-style-name="Standard">
      <style:text-properties fo:font-size="13pt" fo:language="zxx" fo:country="none" fo:font-style="normal" style:text-underline-style="none" fo:font-weight="normal" officeooo:rsid="0011af6b" officeooo:paragraph-rsid="0011af6b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6" style:family="paragraph" style:parent-style-name="Standard">
      <style:text-properties fo:font-size="13pt" fo:language="zxx" fo:country="none" fo:font-style="normal" style:text-underline-style="none" fo:font-weight="normal" officeooo:rsid="00120b36" officeooo:paragraph-rsid="00120b36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7" style:family="paragraph" style:parent-style-name="Standard">
      <style:text-properties fo:font-size="13pt" fo:language="zxx" fo:country="none" fo:font-style="normal" style:text-underline-style="none" fo:font-weight="normal" officeooo:rsid="00152ae7" officeooo:paragraph-rsid="00152ae7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8" style:family="paragraph" style:parent-style-name="Standard">
      <style:text-properties fo:font-size="13pt" fo:language="zxx" fo:country="none" fo:font-style="normal" style:text-underline-style="none" fo:font-weight="normal" officeooo:rsid="00152ae7" officeooo:paragraph-rsid="00160222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9" style:family="paragraph" style:parent-style-name="Standard">
      <style:text-properties fo:font-size="13pt" fo:language="zxx" fo:country="none" fo:font-style="normal" style:text-underline-style="none" fo:font-weight="normal" officeooo:rsid="00160222" officeooo:paragraph-rsid="00152ae7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0" style:family="paragraph" style:parent-style-name="Standard">
      <style:text-properties fo:font-size="13pt" fo:language="zxx" fo:country="none" fo:font-style="normal" style:text-underline-style="none" fo:font-weight="normal" officeooo:rsid="00160222" officeooo:paragraph-rsid="00160222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1" style:family="paragraph" style:parent-style-name="Standard">
      <style:text-properties fo:font-size="13pt" fo:language="zxx" fo:country="none" fo:font-style="normal" style:text-underline-style="none" fo:font-weight="normal" officeooo:rsid="0016c8d8" officeooo:paragraph-rsid="00160222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2" style:family="paragraph" style:parent-style-name="Standard">
      <style:text-properties fo:font-size="13pt" fo:language="zxx" fo:country="none" fo:font-style="normal" style:text-underline-style="none" fo:font-weight="normal" officeooo:rsid="001727f7" officeooo:paragraph-rsid="001727f7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3" style:family="paragraph" style:parent-style-name="Standard">
      <style:text-properties fo:font-size="13pt" fo:language="zxx" fo:country="none" fo:font-style="normal" style:text-underline-style="none" fo:font-weight="normal" officeooo:rsid="001727f7" officeooo:paragraph-rsid="001a4682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4" style:family="paragraph" style:parent-style-name="Standard">
      <style:text-properties fo:font-size="13pt" fo:language="zxx" fo:country="none" fo:font-style="normal" style:text-underline-style="none" fo:font-weight="normal" officeooo:rsid="001727f7" officeooo:paragraph-rsid="001d0265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5" style:family="paragraph" style:parent-style-name="Standard">
      <style:text-properties fo:font-size="13pt" fo:language="zxx" fo:country="none" fo:font-style="normal" style:text-underline-style="none" fo:font-weight="normal" officeooo:rsid="001727f7" officeooo:paragraph-rsid="001d9d53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6" style:family="paragraph" style:parent-style-name="Standard">
      <style:text-properties fo:font-size="13pt" fo:language="zxx" fo:country="none" fo:font-style="normal" style:text-underline-style="none" fo:font-weight="normal" officeooo:rsid="00189125" officeooo:paragraph-rsid="00189125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7" style:family="paragraph" style:parent-style-name="Standard">
      <style:text-properties fo:font-size="13pt" fo:language="zxx" fo:country="none" fo:font-style="normal" style:text-underline-style="none" fo:font-weight="normal" officeooo:rsid="001a4682" officeooo:paragraph-rsid="001a4682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8" style:family="paragraph" style:parent-style-name="Standard">
      <style:text-properties fo:font-size="13pt" fo:language="zxx" fo:country="none" fo:font-style="normal" style:text-underline-style="none" fo:font-weight="normal" officeooo:rsid="001d0265" officeooo:paragraph-rsid="001d0265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19" style:family="paragraph" style:parent-style-name="Standard">
      <style:text-properties fo:font-size="13pt" fo:language="zxx" fo:country="none" fo:font-style="normal" style:text-underline-style="none" fo:font-weight="normal" officeooo:rsid="001d9d53" officeooo:paragraph-rsid="001d0265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20" style:family="paragraph" style:parent-style-name="Standard">
      <style:text-properties fo:font-size="13pt" fo:language="zxx" fo:country="none" fo:font-style="normal" style:text-underline-style="none" fo:font-weight="normal" officeooo:rsid="001d9d53" officeooo:paragraph-rsid="001d9d53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21" style:family="paragraph" style:parent-style-name="Standard">
      <style:text-properties fo:font-size="13pt" fo:language="zxx" fo:country="none" fo:font-style="normal" style:text-underline-style="none" fo:font-weight="normal" officeooo:rsid="001da0bb" officeooo:paragraph-rsid="001d9d53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22" style:family="paragraph" style:parent-style-name="Standard">
      <style:text-properties fo:font-size="13pt" fo:language="zxx" fo:country="none" fo:font-style="normal" style:text-underline-style="none" fo:font-weight="normal" officeooo:rsid="001da0bb" officeooo:paragraph-rsid="001da0bb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23" style:family="paragraph" style:parent-style-name="Standard">
      <style:text-properties fo:font-size="13pt" fo:language="zxx" fo:country="none" fo:font-style="normal" style:text-underline-style="none" fo:font-weight="normal" officeooo:rsid="001da0bb" officeooo:paragraph-rsid="001f6783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24" style:family="paragraph" style:parent-style-name="Standard">
      <style:text-properties fo:font-size="13pt" fo:language="zxx" fo:country="none" fo:font-style="normal" style:text-underline-style="solid" style:text-underline-width="auto" style:text-underline-color="font-color" fo:font-weight="bold" officeooo:paragraph-rsid="00152ae7" style:font-size-asian="11.3500003814697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P25" style:family="paragraph" style:parent-style-name="Standard">
      <style:text-properties fo:font-size="13pt" fo:language="zxx" fo:country="none" fo:font-style="normal" style:text-underline-style="solid" style:text-underline-width="auto" style:text-underline-color="font-color" fo:font-weight="bold" officeooo:rsid="00117019" officeooo:paragraph-rsid="00117019" style:font-size-asian="11.3500003814697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P26" style:family="paragraph" style:parent-style-name="Standard">
      <style:text-properties fo:font-size="13pt" fo:language="zxx" fo:country="none" fo:font-style="normal" style:text-underline-style="solid" style:text-underline-width="auto" style:text-underline-color="font-color" fo:font-weight="bold" officeooo:rsid="00152ae7" officeooo:paragraph-rsid="00152ae7" style:font-size-asian="11.3500003814697pt" style:language-asian="zxx" style:country-asian="none" style:font-style-asian="normal" style:font-weight-asian="bold" style:font-size-complex="13pt" style:language-complex="zxx" style:country-complex="none" style:font-style-complex="normal" style:font-weight-complex="bold"/>
    </style:style>
    <style:style style:name="P27" style:family="paragraph" style:parent-style-name="Standard">
      <style:text-properties fo:font-size="13pt" fo:language="zxx" fo:country="none" fo:font-style="normal" style:text-underline-style="solid" style:text-underline-width="auto" style:text-underline-color="font-color" fo:font-weight="normal" officeooo:paragraph-rsid="00152ae7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28" style:family="paragraph" style:parent-style-name="Standard">
      <style:text-properties fo:font-size="13pt" fo:language="zxx" fo:country="none" fo:font-style="normal" style:text-underline-style="solid" style:text-underline-width="auto" style:text-underline-color="font-color" fo:font-weight="normal" officeooo:rsid="00117019" officeooo:paragraph-rsid="00117019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29" style:family="paragraph" style:parent-style-name="Standard">
      <style:text-properties fo:font-size="13pt" fo:language="zxx" fo:country="none" fo:font-style="italic" style:text-underline-style="solid" style:text-underline-width="auto" style:text-underline-color="font-color" fo:font-weight="bold" officeooo:paragraph-rsid="00152ae7" style:font-size-asian="11.3500003814697pt" style:language-asian="zxx" style:country-asian="none" style:font-style-asian="italic" style:font-weight-asian="bold" style:font-size-complex="13pt" style:language-complex="zxx" style:country-complex="none" style:font-style-complex="italic" style:font-weight-complex="bold"/>
    </style:style>
    <style:style style:name="P30" style:family="paragraph" style:parent-style-name="Standard">
      <style:text-properties fo:font-size="13pt" fo:language="zxx" fo:country="none" fo:font-style="italic" style:text-underline-style="none" fo:font-weight="bold" officeooo:rsid="00152ae7" officeooo:paragraph-rsid="00152ae7" style:font-size-asian="11.3500003814697pt" style:language-asian="zxx" style:country-asian="none" style:font-style-asian="italic" style:font-weight-asian="bold" style:font-size-complex="13pt" style:language-complex="zxx" style:country-complex="none" style:font-style-complex="italic" style:font-weight-complex="bold"/>
    </style:style>
    <style:style style:name="P31" style:family="paragraph" style:parent-style-name="Standard">
      <style:text-properties fo:font-size="15pt" fo:language="zxx" fo:country="none" fo:font-style="italic" style:text-underline-style="solid" style:text-underline-width="auto" style:text-underline-color="font-color" fo:font-weight="bold" officeooo:rsid="00117019" style:font-size-asian="15pt" style:language-asian="zxx" style:country-asian="none" style:font-style-asian="italic" style:font-weight-asian="bold" style:font-size-complex="15pt" style:language-complex="zxx" style:country-complex="none" style:font-style-complex="italic" style:font-weight-complex="bold"/>
    </style:style>
    <style:style style:name="P32" style:family="paragraph" style:parent-style-name="Standard">
      <style:text-properties fo:font-size="13pt" fo:language="zxx" fo:country="none" fo:font-style="normal" style:text-underline-style="none" fo:font-weight="normal" officeooo:rsid="001f6783" officeooo:paragraph-rsid="001f6783" style:font-size-asian="11.3500003814697pt" style:language-asian="zxx" style:country-asian="none" style:font-style-asian="normal" style:font-weight-asian="normal" style:font-size-complex="13pt" style:language-complex="zxx" style:country-complex="none" style:font-style-complex="normal" style:font-weight-complex="normal"/>
    </style:style>
    <style:style style:name="P33" style:family="paragraph">
      <style:paragraph-properties fo:text-align="center"/>
    </style:style>
    <style:style style:name="T1" style:family="text">
      <style:text-properties officeooo:rsid="00117019"/>
    </style:style>
    <style:style style:name="T2" style:family="text">
      <style:text-properties style:text-underline-style="solid" style:text-underline-width="auto" style:text-underline-color="font-color" fo:font-weight="bold" officeooo:rsid="00117019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117019"/>
    </style:style>
    <style:style style:name="T4" style:family="text">
      <style:text-properties fo:font-style="italic" style:text-underline-style="none" fo:font-weight="bold" officeooo:rsid="00152ae7" style:font-style-asian="italic" style:font-weight-asian="bold" style:font-style-complex="italic" style:font-weight-complex="bold"/>
    </style:style>
    <style:style style:name="T5" style:family="text">
      <style:text-properties fo:font-size="15pt" fo:font-style="italic" style:text-underline-style="solid" style:text-underline-width="auto" style:text-underline-color="font-color" fo:font-weight="bold" officeooo:rsid="00117019" style:font-size-asian="15pt" style:font-style-asian="italic" style:font-weight-asian="bold" style:font-size-complex="15pt" style:font-style-complex="italic" style:font-weight-complex="bold"/>
    </style:style>
    <style:style style:name="T6" style:family="text">
      <style:text-properties style:text-underline-style="none" fo:font-weight="normal" officeooo:rsid="00152ae7" style:font-weight-asian="normal" style:font-weight-complex="normal"/>
    </style:style>
    <style:style style:name="T7" style:family="text">
      <style:text-properties style:text-underline-style="none" officeooo:rsid="00152ae7"/>
    </style:style>
    <style:style style:name="T8" style:family="text">
      <style:text-properties fo:font-style="normal" style:text-underline-style="none" fo:font-weight="normal" officeooo:rsid="00152ae7" style:font-style-asian="normal" style:font-weight-asian="normal" style:font-style-complex="normal" style:font-weight-complex="normal"/>
    </style:style>
    <style:style style:name="T9" style:family="text">
      <style:text-properties officeooo:rsid="0011af6b"/>
    </style:style>
    <style:style style:name="T10" style:family="text">
      <style:text-properties officeooo:rsid="00120b36"/>
    </style:style>
    <style:style style:name="T11" style:family="text">
      <style:text-properties officeooo:rsid="00152ae7"/>
    </style:style>
    <style:style style:name="T12" style:family="text">
      <style:text-properties officeooo:rsid="00160222"/>
    </style:style>
    <style:style style:name="T13" style:family="text">
      <style:text-properties officeooo:rsid="0016c8d8"/>
    </style:style>
    <style:style style:name="T14" style:family="text">
      <style:text-properties officeooo:rsid="001a4682"/>
    </style:style>
    <style:style style:name="T15" style:family="text">
      <style:text-properties officeooo:rsid="001bf033"/>
    </style:style>
    <style:style style:name="T16" style:family="text">
      <style:text-properties officeooo:rsid="001d0265"/>
    </style:style>
    <style:style style:name="T17" style:family="text">
      <style:text-properties officeooo:rsid="001d9d53"/>
    </style:style>
    <style:style style:name="T18" style:family="text">
      <style:text-properties officeooo:rsid="001da0bb"/>
    </style:style>
    <style:style style:name="T19" style:family="text">
      <style:text-properties officeooo:rsid="001f6783"/>
    </style:style>
    <style:style style:name="T20" style:family="text">
      <style:text-properties officeooo:rsid="00204e3a"/>
    </style:style>
    <style:style style:name="T21" style:family="text">
      <style:text-properties officeooo:rsid="0021f2a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1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5">Entlohnung der Arbeit</text:span></text:p>
      <text:p text:style-name="P31"/>
      <text:p text:style-name="P31"/>
      <text:p text:style-name="P25">1. Lohnformen</text:p>
      <text:p text:style-name="P25"/>
      <text:p text:style-name="P3"><text:tab/>-<text:tab/>Löhne und Gehälter sind Entgelte für die erbrachte Leistung</text:p>
      <text:p text:style-name="P3"><text:tab/>-<text:tab/>Löhne sind vor allem abhängig von körperlichen und geistigen Anforderungen <text:tab/><text:tab/>sowie der erbrachten Leistung.</text:p>
      <text:p text:style-name="P2"><text:span text:style-name="T1"><text:tab/>- <text:tab/></text:span><text:span text:style-name="T3">Lohnformen:<text:tab/></text:span><text:span text:style-name="T1"><text:tab/></text:span></text:p>
      <text:p text:style-name="P28"/>
      <text:p text:style-name="P3"/>
      <text:p text:style-name="P3"/>
      <text:p text:style-name="P3"><draw:line text:anchor-type="paragraph" draw:z-index="0" draw:style-name="gr1" draw:text-style-name="P33" svg:x1="0.8413in" svg:y1="0.1673in" svg:x2="0.2161in" svg:y2="0.761in"><text:p/></draw:line><draw:line text:anchor-type="paragraph" draw:z-index="1" draw:style-name="gr1" draw:text-style-name="P33" svg:x1="0.8409in" svg:y1="0.1673in" svg:x2="1.5807in" svg:y2="0.7193in"><text:p/></draw:line><draw:line text:anchor-type="paragraph" draw:z-index="2" draw:style-name="gr1" draw:text-style-name="P33" svg:x1="2.9972in" svg:y1="0.1673in" svg:x2="2.5075in" svg:y2="0.6984in"><text:p/></draw:line><draw:line text:anchor-type="paragraph" draw:z-index="3" draw:style-name="gr1" draw:text-style-name="P33" svg:x1="2.9972in" svg:y1="0.1673in" svg:x2="3.6118in" svg:y2="0.7193in"><text:p/></draw:line><draw:line text:anchor-type="paragraph" draw:z-index="8" draw:style-name="gr1" draw:text-style-name="P33" svg:x1="3.4764in" svg:y1="0.1673in" svg:x2="4.4244in" svg:y2="0.6571in"><text:p/></draw:line><text:tab/>Zeitlohn<text:tab/><text:tab/><text:tab/>Leistungslohn<text:tab/><text:tab/><text:tab/>Beteiligunglohn</text:p>
      <text:p text:style-name="P3"/>
      <text:p text:style-name="P3"/>
      <text:p text:style-name="P3"><draw:frame text:anchor-type="paragraph" draw:z-index="9" draw:style-name="gr6" svg:width="1.115in" svg:height="0.3843in" svg:x="4.1535in" svg:y="0.0339in"><draw:text-box><text:p>Zulagen und Zuschläge</text:p></draw:text-box></draw:frame><draw:frame text:anchor-type="paragraph" draw:z-index="7" draw:style-name="gr5" svg:width="1.2815in" svg:height="0.1925in" svg:x="3.1953in" svg:y="0.0965in"><draw:text-box><text:p>Prämienlohn</text:p></draw:text-box></draw:frame><draw:frame text:anchor-type="paragraph" draw:z-index="6" draw:style-name="gr4" svg:width="0.9587in" svg:height="0.198in" svg:x="2.1535in" svg:y="0.0862in"><draw:text-box><text:p>Akkordlohn</text:p></draw:text-box></draw:frame><draw:frame text:anchor-type="paragraph" draw:z-index="5" draw:style-name="gr3" svg:width="1.0421in" svg:height="0.1925in" svg:x="1.0598in" svg:y="0.0965in"><draw:text-box><text:p><text:s text:c="3"/>Monatslohn</text:p></draw:text-box></draw:frame><draw:frame text:anchor-type="paragraph" draw:z-index="4" draw:style-name="gr2" svg:width="1.3232in" svg:height="0.2504in" svg:x="-0.4402in" svg:y="0.1173in"><draw:text-box><text:p><text:s text:c="5"/>Stundenlohn</text:p></draw:text-box></draw:frame></text:p>
      <text:p text:style-name="P3"/>
      <text:p text:style-name="P3"/>
      <text:p text:style-name="P3"/>
      <text:p text:style-name="P3"/>
      <text:p text:style-name="P2"><text:span text:style-name="T2">1.1 Zeitlohn</text:span><text:span text:style-name="T1"> (Entlohnung der Dauer der Arbeitszeit)</text:span></text:p>
      <text:p text:style-name="P3"/>
      <text:p text:style-name="P3"><text:tab/>- Stundenloh</text:p>
      <text:p text:style-name="P3"><text:tab/>- Monatslohn (Gehalt)</text:p>
      <text:p text:style-name="P3"/>
      <text:p text:style-name="P3"><text:s text:c="8"/>Beispiel: 8€ pro Stunde, 22 Arbeitstage, tägl. Arbeitszeit 8 Stunden</text:p>
      <text:p text:style-name="P3"/>
      <text:p text:style-name="P2"><text:span text:style-name="T1"><text:tab/><text:tab/>Der monatliche Bruttolohn beträgt: </text:span><text:span text:style-name="T9">1408€</text:span></text:p>
      <text:p text:style-name="P4"/>
      <text:p text:style-name="P4"/>
      <text:p text:style-name="P5">=&gt; Anwendung: <text:tab/>- Leistung schwer bemessbar</text:p>
      <text:p text:style-name="P2"><text:span text:style-name="T1"><text:tab/><text:tab/><text:tab/>- </text:span><text:span text:style-name="T10">Besondere Qualitätsansprüche</text:span></text:p>
      <text:p text:style-name="P3"/>
      <text:p text:style-name="P6">=&gt; Vorteile:<text:tab/><text:tab/>- Geringere Psychische und Physische Belastung</text:p>
      <text:p text:style-name="P2"><text:span text:style-name="T1"><text:tab/><text:tab/><text:tab/>- </text:span><text:span text:style-name="T10">Konstanter und leicht ermittelbarer Lohn</text:span></text:p>
      <text:p text:style-name="P2"><text:span text:style-name="T1"><text:tab/><text:tab/><text:tab/>- </text:span><text:span text:style-name="T10">Höhere Qualität möglich</text:span></text:p>
      <text:p text:style-name="P3"/>
      <text:p text:style-name="P6">=&gt; Nachteile:<text:tab/>- Mehr Quantitative Kontrolle notwendig</text:p>
      <text:p text:style-name="P6"/>
      <text:p text:style-name="P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4"><text:soft-page-break/><text:span text:style-name="T11">1.2 Leistunglohn </text:span><text:span text:style-name="T6">(bezieht sich auf die Leistung des Arbeitnehmers)</text:span></text:p>
      <text:p text:style-name="P30"/>
      <text:p text:style-name="P29"><text:span text:style-name="T7">1.2.1 Stückgeldakkord </text:span><text:span text:style-name="T8">(bestimmter Geldbetrag je Mengeneinheit)</text:span></text:p>
      <text:p text:style-name="P30"/>
      <text:p text:style-name="P7"><text:tab/>Bsp: <text:tab/>Verlegen von Teppichboden – pro m² 1€ ergibt bei Verlegung von 25m² einen <text:tab/><text:tab/>Bruttolohn vpn</text:p>
      <text:p text:style-name="P7"/>
      <text:p text:style-name="P27"><text:span text:style-name="T4">1.2.2. Stückzeitakkord </text:span><text:span text:style-name="T7">(bezieht sich auf eine Vorgabezeit)</text:span></text:p>
      <text:p text:style-name="P7"/>
      <text:p text:style-name="P7"><text:tab/>Bruttolohn = erarbeitete Menge * Vorgabezeit * Minutenfaktor</text:p>
      <text:p text:style-name="P7"><text:tab/>Minutenfaktor = Grundlohn pro Stunde / 60 Minuten</text:p>
      <text:p text:style-name="P7"><text:s/></text:p>
      <text:p text:style-name="P9"/>
      <text:p text:style-name="P10">1. Akkordlohn möglich ?</text:p>
      <text:p text:style-name="P10"/>
      <text:p text:style-name="P10"><text:tab/>Sollzahl<text:tab/>&lt;<text:tab/>Istzahl</text:p>
      <text:p text:style-name="P10"><text:tab/><text:tab/><text:tab/><text:tab/> <text:s text:c="2"/></text:p>
      <text:p text:style-name="P10"><text:tab/> <text:s/>20 Stk.<text:tab/>&lt;<text:tab/>25 Stk.</text:p>
      <text:p text:style-name="P10"/>
      <text:p text:style-name="P10"/>
      <text:p text:style-name="P10">2. Berechnung</text:p>
      <text:p text:style-name="P10"/>
      <text:p text:style-name="P8"><text:span text:style-name="T12">Bruttolohn <text:s/>= <text:s/>25 Stk. * <text:s/>3 Min/</text:span><text:span text:style-name="T13">Stk.</text:span><text:span text:style-name="T12"> <text:s/>* <text:s/></text:span><text:span text:style-name="T13">10€/h <text:s/>/ 60 Minuten <text:s/></text:span></text:p>
      <text:p text:style-name="P11"/>
      <text:p text:style-name="P11"><text:tab/> <text:s text:c="8"/>= 12,50€/Std.</text:p>
      <text:p text:style-name="P11"/>
      <text:p text:style-name="P12">Vorraussetzung: </text:p>
      <text:p text:style-name="P12"/>
      <text:p text:style-name="P12">1. <text:tab/>gleichbleibende Tätigkeiten</text:p>
      <text:p text:style-name="P12">2. <text:tab/>Arbeitstempo muss selbst bestimmt werden können</text:p>
      <text:p text:style-name="P12">3.<text:tab/>Leistung einfacher und konkreter Messbar</text:p>
      <text:p text:style-name="P12"/>
      <text:p text:style-name="P12"/>
      <text:p text:style-name="P12">Vorteile: </text:p>
      <text:p text:style-name="P12"/>
      <text:p text:style-name="P12">- Man hat selbst Einfluss auf die Lohnhöhe</text:p>
      <text:p text:style-name="P12"/>
      <text:p text:style-name="P12"/>
      <text:p text:style-name="P12"/>
      <text:p text:style-name="P12">Nachteile:<text:line-break/></text:p>
      <text:p text:style-name="P12">- Hohe Psyische und Physische Belastung</text:p>
      <text:p text:style-name="P12">- Stärkere Qualitätskontrollen</text:p>
      <text:p text:style-name="P12">- Mehr Auschuss bzw. Nacharbeit</text:p>
      <text:p text:style-name="P12"/>
      <text:p text:style-name="P16">Für die Zeit in der Akkordlohn <text:span text:style-name="T21">nicht</text:span> möglich ist (z.B. Reperaturen, Urlaub) wird ein Durchschnittsstundenlohn ahhängig vom Durchschnitsleistungsgrad der letzen 3 Monate gezahlt.</text:p>
      <text:p text:style-name="P16"><text:soft-page-break/>1.2.3 Prämienlohn</text:p>
      <text:p text:style-name="P16"/>
      <text:p text:style-name="P16">Immer häufiger hat der Arbeitnehmer keine Möglichkeit seine Arbeitsgeschwindigkeit allein zu bestimmen bzw. Es werden andere Leistungskriterien wichtiger</text:p>
      <text:p text:style-name="P16"/>
      <text:p text:style-name="P16"><text:tab/>-&gt; Zum Grundlohn erhält der Arbeitnehmer eine Leisungsprämie</text:p>
      <text:p text:style-name="P16"/>
      <text:p text:style-name="P16">Beispiel: Mengenprämie, Qualitätsprämie, Terminprämie</text:p>
      <text:p text:style-name="P16"/>
      <text:p text:style-name="P16"/>
      <text:p text:style-name="P17">1.3 Beteiligungslohn</text:p>
      <text:p text:style-name="P17"/>
      <text:p text:style-name="P17">Mitarbeiter werden am erzielten Umsatz oder erwirtschafteten Gewinn des Unternehmens beteiligt.</text:p>
      <text:p text:style-name="P17"/>
      <text:p text:style-name="P17">Bsp:</text:p>
      <text:p text:style-name="P17"/>
      <text:p text:style-name="P17"/>
      <text:p text:style-name="P17">2. Lohnabrechnung</text:p>
      <text:p text:style-name="P17"/>
      <text:p text:style-name="P17">Bei der jeweiligen Lohnform können noch Zulagen, Zuschläge und Zuwendungen hinzukommen.</text:p>
      <text:p text:style-name="P17"/>
      <text:p text:style-name="P17">Bsp: </text:p>
      <text:p text:style-name="P17"/>
      <text:p text:style-name="P13"><text:span text:style-name="T14">- </text:span><text:span text:style-name="T15">(Zulagen)</text:span><text:span text:style-name="T14"><text:tab/><text:tab/>Leistungszulagen, Erschwerniszulage, Gefahrenzulage</text:span></text:p>
      <text:p text:style-name="P13"><text:span text:style-name="T14">- </text:span><text:span text:style-name="T15">(Zuschläge)<text:tab/></text:span><text:span text:style-name="T14"><text:tab/>Überstundenzuschläge, Sonn- und Feiertagszuschläge, <text:tab/><text:tab/><text:tab/><text:tab/><text:tab/>Nachtarbeitszuschläge</text:span></text:p>
      <text:p text:style-name="P13"><text:span text:style-name="T14">- </text:span><text:span text:style-name="T15">(Zuwendungen)</text:span><text:span text:style-name="T14"><text:tab/>Urlaubsgeld, Weihnachtsgeld, Arbeigeberanteil zur Vermögensbildung, Jubiläum, Geburt, Heirat*</text:span></text:p>
      <text:p text:style-name="P17"/>
      <text:p text:style-name="P18">Das ergibt den Bruttolohn.</text:p>
      <text:p text:style-name="P18">Auf diesen bezogen gibt es jedoch eine Reihe gesetzlicher Abzüge:</text:p>
      <text:p text:style-name="P18">Das sind: <text:tab/>- Lohnsteuer</text:p>
      <text:p text:style-name="P14"><text:span text:style-name="T16"><text:tab/><text:tab/><text:tab/>· Solibeitrag </text:span><text:span text:style-name="T17">auf Lohnsteuer (5,5%)</text:span></text:p>
      <text:p text:style-name="P19"><text:tab/><text:tab/><text:tab/>· Kirchensteuer</text:p>
      <text:p text:style-name="P19"/>
      <text:p text:style-name="P20">Arbeitslosenversicherung: <text:tab/><text:tab/>1/2 AN<text:tab/><text:tab/>1/2 AG</text:p>
      <text:p text:style-name="P20">Rentenversicherung:<text:tab/><text:tab/>1/2 AN<text:tab/><text:tab/>1/2 AG</text:p>
      <text:p text:style-name="P20">Krankenversicherung:<text:tab/><text:tab/>0,9 AN <text:s text:c="5"/>Rest<text:tab/>1/2 AN<text:tab/><text:tab/>1/2 AG</text:p>
      <text:p text:style-name="P20"><draw:line text:anchor-type="paragraph" draw:z-index="10" draw:style-name="gr1" draw:text-style-name="P33" svg:x1="0.6118in" svg:y1="0.1898in" svg:x2="1.0075in" svg:y2="0.7732in"><text:p/></draw:line><draw:line text:anchor-type="paragraph" draw:z-index="12" draw:style-name="gr1" draw:text-style-name="P33" svg:x1="0.4346in" svg:y1="0.1791in" svg:x2="-0.0236in" svg:y2="0.7937in"><text:p/></draw:line>BS: 15,5%</text:p>
      <text:p text:style-name="P20"/>
      <text:p text:style-name="P20"><draw:frame text:anchor-type="paragraph" draw:z-index="17" draw:style-name="gr10" svg:width="0.6776in" svg:height="0.1925in" svg:x="1.0701in" svg:y="1.0138in"><draw:text-box><text:p>7,3 %</text:p></draw:text-box></draw:frame><draw:frame text:anchor-type="paragraph" draw:z-index="16" draw:style-name="gr9" svg:width="0.6461in" svg:height="0.2295in" svg:x="0.2472in" svg:y="0.9827in"><draw:text-box><text:p><text:s/>7,3 %</text:p></draw:text-box></draw:frame><draw:line text:anchor-type="paragraph" draw:z-index="15" draw:style-name="gr1" draw:text-style-name="P33" svg:x1="1.0283in" svg:y1="0.5138in" svg:x2="1.2886in" svg:y2="0.9201in"><text:p/></draw:line><draw:line text:anchor-type="paragraph" draw:z-index="14" draw:style-name="gr1" draw:text-style-name="P33" svg:x1="0.9035in" svg:y1="0.5138in" svg:x2="0.5909in" svg:y2="0.9409in"><text:p/></draw:line><draw:frame text:anchor-type="paragraph" draw:z-index="13" draw:style-name="gr8" svg:width="0.6043in" svg:height="0.1925in" svg:x="-0.2528in" svg:y="0.3783in"><draw:text-box><text:p>0,9 %</text:p></draw:text-box></draw:frame><draw:frame text:anchor-type="paragraph" draw:z-index="11" draw:style-name="gr7" svg:width="0.5524in" svg:height="0.2398in" svg:x="0.7575in" svg:y="0.3575in"><draw:text-box><text:p>14,6%</text:p></draw:text-box></draw:frame></text:p>
      <text:p text:style-name="P20"/>
      <text:p text:style-name="P20"><text:tab/><text:tab/><text:tab/><text:tab/>8,2 % AN</text:p>
      <text:p text:style-name="P20"/>
      <text:p text:style-name="P20"/>
      <text:p text:style-name="P20"/>
      <text:p text:style-name="P15"><text:soft-page-break/><text:span text:style-name="T17">Pflegeversicherung:<text:tab/><text:tab/></text:span><text:span text:style-name="T18">1/2 AN<text:tab/><text:tab/>1/2 AG</text:span></text:p>
      <text:p text:style-name="P21">+ 0,25 % kinderlose, ab 23</text:p>
      <text:p text:style-name="P21"/>
      <text:p text:style-name="P21"/>
      <text:p text:style-name="P22">Was übrig bleibt ist der Nettolohn</text:p>
      <text:p text:style-name="P22"/>
      <text:p text:style-name="P22">Diesen Betrag müssen sie aber noch nicht auf ihrem Kontoauszug finden, denn es kann weitere Abzüge durch den Betrieb geben.</text:p>
      <text:p text:style-name="P22"/>
      <text:p text:style-name="P22">Bsp:<text:tab/></text:p>
      <text:p text:style-name="P22"/>
      <text:p text:style-name="P22"/>
      <text:p text:style-name="P22"/>
      <text:p text:style-name="P32">Vor-und Nachteile von Zeitlohn</text:p>
      <text:p text:style-name="P32"/>
      <text:p text:style-name="P32">Vorraussetzungen für Anwendung des Akkordlohns</text:p>
      <text:p text:style-name="P32"/>
      <text:p text:style-name="P23"><text:span text:style-name="T19">Lohnformen (Beteiligungslohn, Zeitlohn, Akkordlohn)</text:span><text:span text:style-name="T20">h</text:span></text:p>
      <text:p text:style-name="P32"><text:s text:c="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3-09-12T14:02:52.773621676</meta:creation-date>
    <dc:date>2013-11-08T11:38:10.063111117</dc:date>
    <dc:creator>Dennis Diehm</dc:creator>
    <meta:editing-duration>PT13H31M4S</meta:editing-duration>
    <meta:editing-cycles>13</meta:editing-cycles>
    <meta:generator>LibreOfficeDev/4.1.0.0.beta1$Linux_x86 LibreOffice_project/3a2c2d2417101e45fe07cfd8358acf2204a98f3</meta:generator>
    <meta:document-statistic meta:table-count="0" meta:image-count="0" meta:object-count="0" meta:page-count="4" meta:paragraph-count="74" meta:word-count="424" meta:character-count="3237" meta:non-whitespace-character-count="2760"/>
  </office:meta>
</office:document-meta>
</file>